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1003" calcext:value-type="float">
            <text:p>1003</text:p>
          </table:table-cell>
          <table:table-cell office:value-type="float" office:value="2019634959" calcext:value-type="float">
            <text:p>2019634959</text:p>
          </table:table-cell>
          <table:table-cell office:value-type="float" office:value="2335201284" calcext:value-type="float">
            <text:p>2335201284</text:p>
          </table:table-cell>
          <table:table-cell office:value-type="float" office:value="937641" calcext:value-type="float">
            <text:p>937641</text:p>
          </table:table-cell>
          <table:table-cell office:value-type="float" office:value="78996126" calcext:value-type="float">
            <text:p>78996126</text:p>
          </table:table-cell>
          <table:table-cell office:value-type="float" office:value="18135241" calcext:value-type="float">
            <text:p>18135241</text:p>
          </table:table-cell>
          <table:table-cell office:value-type="float" office:value="10132299" calcext:value-type="float">
            <text:p>101322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64865" calcext:value-type="float">
            <text:p>0.864865</text:p>
          </table:table-cell>
          <table:table-cell office:value-type="float" office:value="937641" calcext:value-type="float">
            <text:p>937641</text:p>
          </table:table-cell>
          <table:table-cell office:value-type="float" office:value="5.04063" calcext:value-type="float">
            <text:p>5.04063</text:p>
          </table:table-cell>
          <table:table-cell office:value-type="float" office:value="1.157184" calcext:value-type="float">
            <text:p>1.157184</text:p>
          </table:table-cell>
          <table:table-cell office:value-type="float" office:value="0.646528" calcext:value-type="float">
            <text:p>0.646528</text:p>
          </table:table-cell>
          <table:table-cell office:value-type="float" office:value="4.36" calcext:value-type="float">
            <text:p>4.36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2006" calcext:value-type="float">
            <text:p>2006</text:p>
          </table:table-cell>
          <table:table-cell office:value-type="float" office:value="2504418837" calcext:value-type="float">
            <text:p>2504418837</text:p>
          </table:table-cell>
          <table:table-cell office:value-type="float" office:value="2345836365" calcext:value-type="float">
            <text:p>2345836365</text:p>
          </table:table-cell>
          <table:table-cell office:value-type="float" office:value="1386671" calcext:value-type="float">
            <text:p>1386671</text:p>
          </table:table-cell>
          <table:table-cell office:value-type="float" office:value="106870256" calcext:value-type="float">
            <text:p>106870256</text:p>
          </table:table-cell>
          <table:table-cell office:value-type="float" office:value="24296817" calcext:value-type="float">
            <text:p>24296817</text:p>
          </table:table-cell>
          <table:table-cell office:value-type="float" office:value="13422302" calcext:value-type="float">
            <text:p>134223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67602" calcext:value-type="float">
            <text:p>1.067602</text:p>
          </table:table-cell>
          <table:table-cell office:value-type="float" office:value="1386671" calcext:value-type="float">
            <text:p>1386671</text:p>
          </table:table-cell>
          <table:table-cell office:value-type="float" office:value="6.819239" calcext:value-type="float">
            <text:p>6.819239</text:p>
          </table:table-cell>
          <table:table-cell office:value-type="float" office:value="1.550345" calcext:value-type="float">
            <text:p>1.550345</text:p>
          </table:table-cell>
          <table:table-cell office:value-type="float" office:value="0.856458" calcext:value-type="float">
            <text:p>0.856458</text:p>
          </table:table-cell>
          <table:table-cell office:value-type="float" office:value="4.4" calcext:value-type="float">
            <text:p>4.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3009" calcext:value-type="float">
            <text:p>3009</text:p>
          </table:table-cell>
          <table:table-cell office:value-type="float" office:value="4501840569" calcext:value-type="float">
            <text:p>4501840569</text:p>
          </table:table-cell>
          <table:table-cell office:value-type="float" office:value="2415865004" calcext:value-type="float">
            <text:p>2415865004</text:p>
          </table:table-cell>
          <table:table-cell office:value-type="float" office:value="2450163" calcext:value-type="float">
            <text:p>2450163</text:p>
          </table:table-cell>
          <table:table-cell office:value-type="float" office:value="202158926" calcext:value-type="float">
            <text:p>202158926</text:p>
          </table:table-cell>
          <table:table-cell office:value-type="float" office:value="30068857" calcext:value-type="float">
            <text:p>30068857</text:p>
          </table:table-cell>
          <table:table-cell office:value-type="float" office:value="17000078" calcext:value-type="float">
            <text:p>170000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63449" calcext:value-type="float">
            <text:p>1.863449</text:p>
          </table:table-cell>
          <table:table-cell office:value-type="float" office:value="2450163" calcext:value-type="float">
            <text:p>2450163</text:p>
          </table:table-cell>
          <table:table-cell office:value-type="float" office:value="12.899473" calcext:value-type="float">
            <text:p>12.899473</text:p>
          </table:table-cell>
          <table:table-cell office:value-type="float" office:value="1.918651" calcext:value-type="float">
            <text:p>1.918651</text:p>
          </table:table-cell>
          <table:table-cell office:value-type="float" office:value="1.084751" calcext:value-type="float">
            <text:p>1.084751</text:p>
          </table:table-cell>
          <table:table-cell office:value-type="float" office:value="6.72" calcext:value-type="float">
            <text:p>6.7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4012" calcext:value-type="float">
            <text:p>4012</text:p>
          </table:table-cell>
          <table:table-cell office:value-type="float" office:value="5142596076" calcext:value-type="float">
            <text:p>5142596076</text:p>
          </table:table-cell>
          <table:table-cell office:value-type="float" office:value="2314340697" calcext:value-type="float">
            <text:p>2314340697</text:p>
          </table:table-cell>
          <table:table-cell office:value-type="float" office:value="2934584" calcext:value-type="float">
            <text:p>2934584</text:p>
          </table:table-cell>
          <table:table-cell office:value-type="float" office:value="235590015" calcext:value-type="float">
            <text:p>235590015</text:p>
          </table:table-cell>
          <table:table-cell office:value-type="float" office:value="32131050" calcext:value-type="float">
            <text:p>32131050</text:p>
          </table:table-cell>
          <table:table-cell office:value-type="float" office:value="17132310" calcext:value-type="float">
            <text:p>171323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22057" calcext:value-type="float">
            <text:p>2.222057</text:p>
          </table:table-cell>
          <table:table-cell office:value-type="float" office:value="2934584" calcext:value-type="float">
            <text:p>2934584</text:p>
          </table:table-cell>
          <table:table-cell office:value-type="float" office:value="15.032663" calcext:value-type="float">
            <text:p>15.032663</text:p>
          </table:table-cell>
          <table:table-cell office:value-type="float" office:value="2.050236" calcext:value-type="float">
            <text:p>2.050236</text:p>
          </table:table-cell>
          <table:table-cell office:value-type="float" office:value="1.093188" calcext:value-type="float">
            <text:p>1.093188</text:p>
          </table:table-cell>
          <table:table-cell office:value-type="float" office:value="7.33" calcext:value-type="float">
            <text:p>7.33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5016" calcext:value-type="float">
            <text:p>5016</text:p>
          </table:table-cell>
          <table:table-cell office:value-type="float" office:value="5291714174" calcext:value-type="float">
            <text:p>5291714174</text:p>
          </table:table-cell>
          <table:table-cell office:value-type="float" office:value="2528356078" calcext:value-type="float">
            <text:p>2528356078</text:p>
          </table:table-cell>
          <table:table-cell office:value-type="float" office:value="4151383" calcext:value-type="float">
            <text:p>4151383</text:p>
          </table:table-cell>
          <table:table-cell office:value-type="float" office:value="248951408" calcext:value-type="float">
            <text:p>248951408</text:p>
          </table:table-cell>
          <table:table-cell office:value-type="float" office:value="42284010" calcext:value-type="float">
            <text:p>42284010</text:p>
          </table:table-cell>
          <table:table-cell office:value-type="float" office:value="24186724" calcext:value-type="float">
            <text:p>241867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092947" calcext:value-type="float">
            <text:p>2.092947</text:p>
          </table:table-cell>
          <table:table-cell office:value-type="float" office:value="4151383" calcext:value-type="float">
            <text:p>4151383</text:p>
          </table:table-cell>
          <table:table-cell office:value-type="float" office:value="15.869412" calcext:value-type="float">
            <text:p>15.869412</text:p>
          </table:table-cell>
          <table:table-cell office:value-type="float" office:value="2.695395" calcext:value-type="float">
            <text:p>2.695395</text:p>
          </table:table-cell>
          <table:table-cell office:value-type="float" office:value="1.541783" calcext:value-type="float">
            <text:p>1.541783</text:p>
          </table:table-cell>
          <table:table-cell office:value-type="float" office:value="5.89" calcext:value-type="float">
            <text:p>5.89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6019" calcext:value-type="float">
            <text:p>6019</text:p>
          </table:table-cell>
          <table:table-cell office:value-type="float" office:value="5138261469" calcext:value-type="float">
            <text:p>5138261469</text:p>
          </table:table-cell>
          <table:table-cell office:value-type="float" office:value="2391622773" calcext:value-type="float">
            <text:p>2391622773</text:p>
          </table:table-cell>
          <table:table-cell office:value-type="float" office:value="3886962" calcext:value-type="float">
            <text:p>3886962</text:p>
          </table:table-cell>
          <table:table-cell office:value-type="float" office:value="242794321" calcext:value-type="float">
            <text:p>242794321</text:p>
          </table:table-cell>
          <table:table-cell office:value-type="float" office:value="40551051" calcext:value-type="float">
            <text:p>40551051</text:p>
          </table:table-cell>
          <table:table-cell office:value-type="float" office:value="24541283" calcext:value-type="float">
            <text:p>2454128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148442" calcext:value-type="float">
            <text:p>2.148442</text:p>
          </table:table-cell>
          <table:table-cell office:value-type="float" office:value="3886962" calcext:value-type="float">
            <text:p>3886962</text:p>
          </table:table-cell>
          <table:table-cell office:value-type="float" office:value="15.492359" calcext:value-type="float">
            <text:p>15.492359</text:p>
          </table:table-cell>
          <table:table-cell office:value-type="float" office:value="2.587505" calcext:value-type="float">
            <text:p>2.587505</text:p>
          </table:table-cell>
          <table:table-cell office:value-type="float" office:value="1.565944" calcext:value-type="float">
            <text:p>1.565944</text:p>
          </table:table-cell>
          <table:table-cell office:value-type="float" office:value="5.99" calcext:value-type="float">
            <text:p>5.9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7775" calcext:value-type="float">
            <text:p>17775</text:p>
          </table:table-cell>
          <table:table-cell office:value-type="float" office:value="6601" calcext:value-type="float">
            <text:p>6601</text:p>
          </table:table-cell>
          <table:table-cell office:value-type="float" office:value="2913569892" calcext:value-type="float">
            <text:p>2913569892</text:p>
          </table:table-cell>
          <table:table-cell office:value-type="float" office:value="1281521483" calcext:value-type="float">
            <text:p>1281521483</text:p>
          </table:table-cell>
          <table:table-cell office:value-type="float" office:value="727871" calcext:value-type="float">
            <text:p>727871</text:p>
          </table:table-cell>
          <table:table-cell office:value-type="float" office:value="131937637" calcext:value-type="float">
            <text:p>131937637</text:p>
          </table:table-cell>
          <table:table-cell office:value-type="float" office:value="15918055" calcext:value-type="float">
            <text:p>15918055</text:p>
          </table:table-cell>
          <table:table-cell office:value-type="float" office:value="8586390" calcext:value-type="float">
            <text:p>85863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73524" calcext:value-type="float">
            <text:p>2.273524</text:p>
          </table:table-cell>
          <table:table-cell office:value-type="float" office:value="727871" calcext:value-type="float">
            <text:p>727871</text:p>
          </table:table-cell>
          <table:table-cell office:value-type="float" office:value="14.508607" calcext:value-type="float">
            <text:p>14.508607</text:p>
          </table:table-cell>
          <table:table-cell office:value-type="float" office:value="1.750439" calcext:value-type="float">
            <text:p>1.750439</text:p>
          </table:table-cell>
          <table:table-cell office:value-type="float" office:value="0.944208" calcext:value-type="float">
            <text:p>0.944208</text:p>
          </table:table-cell>
          <table:table-cell office:value-type="float" office:value="8.29" calcext:value-type="float">
            <text:p>8.29</text:p>
          </table:table-cell>
          <table:table-cell office:value-type="float" office:value="1.85" calcext:value-type="float">
            <text:p>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2:37:29.953198863</meta:creation-date>
    <dc:date>2015-10-29T02:38:06.618341112</dc:date>
    <meta:editing-duration>P0D</meta:editing-duration>
    <meta:editing-cycles>1</meta:editing-cycles>
    <meta:document-statistic meta:table-count="1" meta:cell-count="160" meta:object-count="0"/>
    <meta:generator>LibreOffice/4.2.8.2$Linux_X86_64 LibreOffice_project/420m0$Build-2</meta:generator>
  </office:meta>
</office:document-meta>
</file>